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65in"/>
    </style:style>
    <style:style style:name="co2" style:family="table-column">
      <style:table-column-properties fo:break-before="auto" style:column-width="0.77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Fermentation Product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Literatur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Produ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produc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Gene Essentiallity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Literatur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360" calcext:value-type="float">
            <text:p>136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314" calcext:value-type="float">
            <text:p>314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ssenti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t essential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Enzyme Activity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Bacdiv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405" calcext:value-type="float">
            <text:p>3405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3106" calcext:value-type="float">
            <text:p>310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116" calcext:value-type="float">
            <text:p>3116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3351" calcext:value-type="float">
            <text:p>3351</text:p>
          </table:table-cell>
          <table:table-cell office:value-type="float" office:value="2846" calcext:value-type="float">
            <text:p>2846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5599" calcext:value-type="float">
            <text:p>559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nzymatic reaction exi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Enzymatic reactions not exist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Energy Source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Protraits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534" calcext:value-type="float">
            <text:p>534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652" calcext:value-type="float">
            <text:p>652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lectron transf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electron transf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Anaerobic food web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Literatur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41" calcext:value-type="float">
            <text:p>24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Production/consump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production/consumptio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6:22:42.086709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4T16:47:59.422078745</meta:creation-date>
    <dc:date>2020-10-23T16:39:50.226284308</dc:date>
    <meta:editing-duration>PT19H54M53S</meta:editing-duration>
    <meta:editing-cycles>18</meta:editing-cycles>
    <meta:generator>LibreOffice/7.0.2.2$Linux_X86_64 LibreOffice_project/00$Build-2</meta:generator>
    <meta:document-statistic meta:table-count="1" meta:cell-count="135" meta:object-count="0"/>
  </office:meta>
</office:document-meta>
</file>